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1.63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31T12:27:57.94">
            <text:p>1231 <text:s/>122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31T12:27:57.94">
            <text:p>1231 <text:s/>1227</text:p>
          </table:table-cell>
          <table:table-cell table:style-name="ce7" table:formula="of:=NOW()" office:value-type="date" office:date-value="2021-12-31T12:28:00.29">
            <text:p>1231 <text:s/>12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31T12:28:00.29">
            <text:p>1231 <text:s/>122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2021/12/31</text:date>, <text:time>12:28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31T12:28:00.10</dc:date>
    <dc:creator>iwabuchi ken</dc:creator>
    <meta:editing-duration>P10DT19H33M35S</meta:editing-duration>
    <meta:editing-cycles>1573</meta:editing-cycles>
    <meta:generator>OpenOffice/4.1.3$Win32 OpenOffice.org_project/413m1$Build-9783</meta:generator>
    <meta:document-statistic meta:table-count="1" meta:cell-count="172" meta:object-count="0"/>
  </office:meta>
</office:document-meta>
</file>